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LMMono101" fo:font-weight="normal" style:font-weight-asian="normal" style:font-weight-complex="normal"/>
    </style:style>
    <style:style style:name="P2" style:family="paragraph">
      <style:text-properties fo:font-size="20pt"/>
    </style:style>
    <style:style style:name="T1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8.415cm" svg:x="1.4cm" svg:y="1.27cm" presentation:class="outline" presentation:user-transformed="true">
          <draw:text-box>
            <text:p><text:span text:style-name="T1">_Assignment 2a <text:s/>- 50%_ <text:s text:c="24"/></text:span></text:p>
            <text:p><text:span text:style-name="T1"><text:s text:c="4"/></text:span><text:span text:style-name="T1">stack content addresses identification - 25% </text:span></text:p>
            <text:p><text:span text:style-name="T1"><text:s text:c="4"/></text:span><text:span text:style-name="T1">Description of contents of stack - 25% <text:s text:c="33"/></text:span></text:p>
            <text:p><text:span text:style-name="T1">_Assignment 2b - 50%_ <text:s/></text:span></text:p>
            <text:p><text:span text:style-name="T1"><text:s text:c="4"/></text:span><text:span text:style-name="T1">return of system call <text:s/>- 10% </text:span></text:p>
            <text:p><text:span text:style-name="T1"><text:s text:c="4"/></text:span><text:span text:style-name="T1">name of system call - 10% </text:span></text:p>
            <text:p><text:span text:style-name="T1"><text:s text:c="4"/></text:span><text:span text:style-name="T1">Successful halt execution - 20% <text:s/></text:span></text:p>
            <text:p><text:span text:style-name="T1">_Files touched :___ <text:s text:c="4"/></text:span></text:p>
            <text:p><text:span text:style-name="T1"><text:s text:c="8"/></text:span><text:span text:style-name="T1">usys.S <text:s text:c="5"/>-5% </text:span></text:p>
            <text:p><text:span text:style-name="T1"><text:s text:c="8"/></text:span><text:span text:style-name="T1">user.h <text:s text:c="5"/>-5% </text:span></text:p>
            <text:p><text:span text:style-name="T1"><text:s text:c="8"/></text:span><text:span text:style-name="T1">sysproc.h <text:s text:c="2"/>-5% </text:span></text:p>
            <text:p><text:span text:style-name="T1"><text:s text:c="8"/></text:span><text:span text:style-name="T1">syscall.c </text:span></text:p>
            <text:p><text:span text:style-name="T1"><text:s text:c="8"/></text:span><text:span text:style-name="T1">syscall.h <text:s text:c="2"/>-5% </text:span></text:p>
            <text:p><text:span text:style-name="T1"><text:s text:c="8"/></text:span><text:span text:style-name="T1">halt.c </text:span></text:p>
            <text:p><text:span text:style-name="T1"><text:s text:c="8"/></text:span><text:span text:style-name="T1">uprogs </text:span></text:p>
            <text:p><text:span text:style-name="T1"><text:s text:c="4"/></text:span><text:span text:style-name="T1">Description <text:s text:c="4"/>-10%</text:span></text:p>
          </draw:text-box>
        </draw:frame>
        <draw:frame presentation:style-name="pr2" draw:layer="layout" svg:width="15.17cm" svg:height="3.506cm" svg:x="11.43cm" svg:y="15.875cm" presentation:class="title" presentation:user-transformed="true">
          <draw:text-box>
            <text:p>Grading weigh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12.18cm" svg:x="1.4cm" svg:y="4.914cm" presentation:class="outline" presentation:user-transformed="true">
          <draw:text-box>
            <text:p><text:span text:style-name="T1">Simply "this is a return value" - 15% </text:span></text:p>
            <text:p><text:span text:style-name="T1">"This is the return value in boot.S if bootmain fails" – no need to mention the failure. </text:span></text:p>
            <text:p><text:span text:style-name="T1">But need to say where the return values are from. The other return address is if entry() (entry to the kernel) fails.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Stack valu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12.18cm" svg:x="1.4cm" svg:y="4.914cm" presentation:class="outline" presentation:user-transformed="true">
          <draw:text-box>
            <text:p><text:span text:style-name="T1">Breakpoint at 0x00c10000</text:span></text:p>
            <text:p><text:span text:style-name="T1">0x7bcc:|ESP| 0x00007db7 <text:s text:c="6"/>0x00000000 <text:s text:c="3"/>0x00000000 <text:s text:c="3"/>0x00000000</text:span></text:p>
            <text:p><text:span text:style-name="T1">0x7bdc: <text:s text:c="5"/>0x00000000 <text:s text:c="6"/>0x00000000 <text:s text:c="3"/>0x00000000 <text:s text:c="3"/>0x00000000</text:span></text:p>
            <text:p><text:span text:style-name="T1">0x7bec: <text:s text:c="5"/>0x00000000 <text:s text:c="6"/>0x00000000 <text:s text:c="3"/>0x00000000 <text:s text:c="3"/>0x00000000</text:span></text:p>
            <text:p><text:span text:style-name="T1">0x7bfc: <text:s text:c="5"/>0x00007c4d |EBP| 0x8ec031fa <text:s text:c="3"/>0x8ec08ed8 <text:s text:c="3"/>0xa864e4d0 <text:s/></text:span></text:p>
            <text:p><text:span text:style-name="T1">0x7c0c: <text:s text:c="5"/>0xb0fa7502 <text:s text:c="6"/>0xe464e6d1 <text:s text:c="3"/>0x7502a864 <text:s text:c="3"/>0xe6dfb0fa</text:span></text:p>
            <text:p><text:span text:style-name="T1">0x7c1c: <text:s text:c="5"/>0x16010f60 <text:s text:c="6"/>0x200f7c78 <text:s text:c="3"/>0xc88366c0 <text:s text:c="3"/>0xc0220f01</text:span></text:p>
            <text:p><text:span text:style-name="T1"/></text:p>
          </draw:text-box>
        </draw:frame>
        <draw:frame presentation:style-name="pr4" draw:layer="layout" svg:width="25.199cm" svg:height="3.506cm" svg:x="1.4cm" svg:y="0.837cm" presentation:class="title">
          <draw:text-box>
            <text:p>Stack layo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6H59M12S</meta:editing-duration>
    <meta:editing-cycles>484</meta:editing-cycles>
    <dc:date>2017-01-18T21:03:45.790234891</dc:date>
    <meta:generator>LibreOffice/4.2.8.2$Linux_X86_64 LibreOffice_project/420m0$Build-2</meta:generator>
    <meta:document-statistic meta:object-count="77"/>
  </office:meta>
</office:document-meta>
</file>